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2293" officeooo:paragraph-rsid="00102293" style:font-weight-asian="bold" style:font-weight-complex="bold"/>
    </style:style>
    <style:style style:name="P2" style:family="paragraph" style:parent-style-name="Standard">
      <style:text-properties fo:font-weight="normal" officeooo:rsid="00102293" officeooo:paragraph-rsid="00102293" style:font-weight-asian="normal" style:font-weight-complex="normal"/>
    </style:style>
    <style:style style:name="P3" style:family="paragraph" style:parent-style-name="Standard">
      <style:text-properties fo:font-weight="normal" officeooo:rsid="0011df04" officeooo:paragraph-rsid="0011df04" style:font-weight-asian="normal" style:font-weight-complex="normal"/>
    </style:style>
    <style:style style:name="T1" style:family="text">
      <style:text-properties officeooo:rsid="0011df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ned Mentorhsip: AI-Coordinated Instruction Generation</text:p>
      <text:p text:style-name="P2">Scarafoni Dan, Guo Philip</text:p>
      <text:p text:style-name="P2"/>
      <text:p text:style-name="P1">Abstract</text:p>
      <text:p text:style-name="P2">So called “unskilled jobs” such as deli clerks and table waiting in fact require <text:span text:style-name="T1">a number of</text:span> skills to do well; these skills are often learned on the job through experience and mentorship situations. The process could be simplified with instruction written by professionals. Canned Mentorship is a system which allows small groups of professionals to create comprehensive instructions for day-to-day tasks in their jobs for use by newer staff, reducing the need for supervision. This program uses a front-end user interface which allows users to view the instructions as they are being formed and vote on editions and revisions. A back-end server collects the natural language data and parses it to coordinate <text:span text:style-name="T1">the groups ideas. The end result is a list of instructions describing a particular task.</text:span></text:p>
      <text:p text:style-name="P2"/>
      <text:p text:style-name="P3">Skills needed:</text:p>
      <text:p text:style-name="P3"><text:tab/>-effective user interface design</text:p>
      <text:p text:style-name="P3"><text:tab/>-data visualization </text:p>
      <text:p text:style-name="P3"><text:tab/>-machine learning</text:p>
      <text:p text:style-name="P3"><text:tab/>-natural language processing</text:p>
      <text:p text:style-name="P3"><text:tab/>-crowd-sourcing coordin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Scarafoni</meta:initial-creator>
    <meta:creation-date>2014-09-08T14:54:33.500996915</meta:creation-date>
    <dc:date>2014-09-08T15:12:43.808544062</dc:date>
    <dc:creator>Daniel Scarafoni</dc:creator>
    <meta:editing-duration>PT2M46S</meta:editing-duration>
    <meta:editing-cycles>1</meta:editing-cycles>
    <meta:document-statistic meta:table-count="0" meta:image-count="0" meta:object-count="0" meta:page-count="1" meta:paragraph-count="10" meta:word-count="153" meta:character-count="1031" meta:non-whitespace-character-count="882"/>
    <meta:generator>LibreOffice/4.2.6.2$Linux_X86_64 LibreOffice_project/420$Build-2</meta:generator>
  </office:meta>
</office:document-meta>
</file>